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76ac" officeooo:paragraph-rsid="001476ac"/>
    </style:style>
    <style:style style:name="P2" style:family="paragraph" style:parent-style-name="Standard">
      <style:text-properties officeooo:rsid="001476ac" officeooo:paragraph-rsid="001476ac"/>
    </style:style>
    <style:style style:name="P3" style:family="paragraph" style:parent-style-name="Standard">
      <style:text-properties officeooo:rsid="001675d3" officeooo:paragraph-rsid="00167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s dossier mariadb</text:p>
      <text:p text:style-name="P1">/./mariadb_start.sh</text:p>
      <text:p text:style-name="P1"/>
      <text:p text:style-name="P1">mysql --user=root --password=roopwd</text:p>
      <text:p text:style-name="P1">create database TP2</text:p>
      <text:p text:style-name="P1">use TP2 ;</text:p>
      <text:p text:style-name="P1"/>
      <text:p text:style-name="P1">coper/coller le script de création de la base</text:p>
      <text:p text:style-name="P1"/>
      <text:p text:style-name="P1"/>
      <text:p text:style-name="P1"/>
      <text:p text:style-name="P3">Sur PENTAHO, configuration de la connexion </text:p>
      <text:p text:style-name="P3">hostname:localhost</text:p>
      <text:p text:style-name="P3">port:13306</text:p>
      <text:p text:style-name="P3">base de données : TP2</text:p>
      <text:p text:style-name="P3">login:root</text:p>
      <text:p text:style-name="P3">password:rootpw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0:42:24.256066171</meta:creation-date>
    <dc:date>2020-01-30T12:03:11.774009912</dc:date>
    <meta:editing-duration>PT4M18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1" meta:paragraph-count="12" meta:word-count="38" meta:character-count="265" meta:non-whitespace-character-count="240"/>
  </office:meta>
</office:document-meta>
</file>